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dash" draw:stroke-dash="Fine_20_Dashed_20__28_var_29_"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stroke="none" draw:stroke-dash="Fine_20_Dashed_20__28_var_29_" draw:opacity="0%" draw:textarea-horizontal-align="left" draw:textarea-vertical-align="top" draw:auto-grow-height="false" draw:shadow-opacity="0%"/>
    </style:style>
    <style:style style:name="gr4" style:family="graphic" style:parent-style-name="standard">
      <style:graphic-properties draw:stroke="none" draw:stroke-dash="Fine_20_Dashed_20__28_var_29_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stroke="none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stroke="dash" draw:stroke-dash="Fine_20_Dashed_20__28_var_29_" draw:opacity="0%" draw:textarea-horizontal-align="left" draw:textarea-vertical-align="top" draw:auto-grow-height="false" draw:shadow-opacity="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3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8pt"/>
    </style:style>
    <style:style style:name="P5" style:family="paragraph">
      <style:paragraph-properties fo:margin-left="0cm" fo:margin-right="0cm" fo:text-align="start" fo:text-indent="0cm">
        <style:tab-stops/>
      </style:paragraph-properties>
    </style:style>
    <style:style style:name="P6" style:family="paragraph">
      <style:paragraph-properties fo:margin-left="0cm" fo:margin-right="0cm" fo:text-align="start" fo:text-indent="0cm">
        <style:tab-stops/>
      </style:paragraph-properties>
      <style:text-properties fo:font-size="11pt" fo:font-style="normal"/>
    </style:style>
    <style:style style:name="P7" style:family="paragraph">
      <style:paragraph-properties fo:margin-left="0cm" fo:margin-right="0cm" fo:text-align="start" fo:text-indent="0cm"/>
      <style:text-properties fo:font-size="12pt" fo:font-style="italic" fo:font-weight="bold"/>
    </style:style>
    <style:style style:name="P8" style:family="paragraph">
      <style:paragraph-properties fo:margin-left="0cm" fo:margin-right="0cm" fo:text-align="start" fo:text-indent="0cm"/>
      <style:text-properties fo:font-size="13pt"/>
    </style:style>
    <style:style style:name="P9" style:family="paragraph">
      <style:paragraph-properties fo:margin-left="0cm" fo:margin-right="0cm" fo:text-align="center" fo:text-indent="0cm"/>
      <style:text-properties fo:font-size="13pt"/>
    </style:style>
    <style:style style:name="T1" style:family="text">
      <style:text-properties fo:font-size="13pt"/>
    </style:style>
    <style:style style:name="T2" style:family="text">
      <style:text-properties fo:font-size="8pt"/>
    </style:style>
    <style:style style:name="T3" style:family="text">
      <style:text-properties fo:font-size="11pt" fo:font-style="normal"/>
    </style:style>
    <style:style style:name="T4" style:family="text">
      <style:text-properties fo:font-size="12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2.414cm" svg:height="0.842cm" svg:x="8.585cm" svg:y="2.205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1.587cm" svg:x="1.799cm" svg:y="4.851cm">
          <text:p text:style-name="P3"><text:span text:style-name="T2">- Clona l'oggetto 01 --&gt; 02</text:span></text:p>
          <text:p text:style-name="P3"><text:span text:style-name="T2">- Setta current = 0 l'oggetto 02</text:span></text:p>
          <text:p text:style-name="P3"><text:span text:style-name="T2">- Modifica l'oggetto 01</text:span></text:p>
          <text:p text:style-name="P3"><text:span text:style-name="T2">- Mette in stack l'oggetto 0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7.156cm" svg:height="3.569cm" svg:x="23.844cm" svg:y="2.115cm">
          <text:p text:style-name="P5"><text:span text:style-name="T3">Cosa Manca attualmente nella base dati:</text:span></text:p>
          <text:p text:style-name="P5"><text:span text:style-name="T3"/></text:p>
          <text:p text:style-name="P5"><text:span text:style-name="T3">- Indicazione di chi ha creato l'oggetto</text:span></text:p>
          <text:p text:style-name="P5"><text:span text:style-name="T3">- Indicazione di chi ha fatto l'ultima modifica:</text:span></text:p>
          <text:p text:style-name="P5"><text:span text:style-name="T3"><text:tab/></text:span><text:span text:style-name="T3"><text:tab/></text:span><text:span text:style-name="T3">Con questa indicazione ogni oggetto che fine sullo stack ha l'indicazione</text:span></text:p>
          <text:p text:style-name="P5"><text:span text:style-name="T3"><text:tab/></text:span><text:span text:style-name="T3"><text:tab/></text:span><text:span text:style-name="T3">di chi lo ha modificato.</text:span></text:p>
          <text:p text:style-name="P5"><text:span text:style-name="T3">- Flag undo (intero da 0 a N) serve a sapere quale elemento della lista delle versioni e' stata</text:span></text:p>
          <text:p text:style-name="P5"><text:span text:style-name="T3"><text:s text:c="2"/></text:span><text:span text:style-name="T3">usata.</text:span></text:p>
          <text:p text:style-name="P5"><text:span text:style-name="T3"><text:s text:c="2"/></text:span><text:span text:style-name="T3">Il flag viene settat a 0 ogni volta che l'oggetto viene salvato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25cm" svg:height="0.778cm" svg:x="1.857cm" svg:y="1cm">
          <text:p text:style-name="P3"><text:span text:style-name="T4">Operazion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25cm" svg:height="0.778cm" svg:x="8.638cm" svg:y="1cm">
          <text:p text:style-name="P3"><text:span text:style-name="T4">Oggett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038cm" svg:height="0.778cm" svg:x="16.286cm" svg:y="1cm">
          <text:p text:style-name="P3"><text:span text:style-name="T4">Stack versioning (max item: 4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14cm" svg:height="0.842cm" svg:x="1.825cm" svg:y="2.205cm">
          <text:p text:style-name="P3"><text:span text:style-name="T1">Cre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4.106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4.106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4.106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5.505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4.106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0.613cm" svg:x="1.799cm" svg:y="7.751cm">
          <text:p text:style-name="P3"><text:span text:style-name="T2">..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7.206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7.006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7.206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8.605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7.206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8.206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0.613cm" svg:x="1.799cm" svg:y="10.652cm">
          <text:p text:style-name="P3"><text:span text:style-name="T2">..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0.107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9.907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10.1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1.506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0.1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1.107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2.007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0.613cm" svg:x="1.799cm" svg:y="13.852cm">
          <text:p text:style-name="P3"><text:span text:style-name="T2">..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3.307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13.107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13.307cm">
          <text:p text:style-name="P1"><text:span text:style-name="T1">Obj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4.706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3.307cm">
          <text:p text:style-name="P1"><text:span text:style-name="T1">Obj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4.3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5.207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6.107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49cm" svg:height="2.911cm" svg:x="1.762cm" svg:y="22.106cm">
          <text:p text:style-name="P3"><text:span text:style-name="T2">Torna ad una versione precedente mantenendo le</text:span></text:p>
          <text:p text:style-name="P3"><text:span text:style-name="T2">versioni sucessive:</text:span></text:p>
          <text:p text:style-name="P3"><text:span text:style-name="T2">- Prende la versione N</text:span></text:p>
          <text:p text:style-name="P3"><text:span text:style-name="T2">- Se il flag undo == 0 inserisce in lista la versione</text:span></text:p>
          <text:p text:style-name="P3"><text:span text:style-name="T2"><text:s text:c="2"/></text:span><text:span text:style-name="T2">corrente. Altrimenti no.</text:span></text:p>
          <text:p text:style-name="P3"><text:span text:style-name="T2">- L'oggetto N prende ID</text:span></text:p>
          <text:p text:style-name="P3"><text:span text:style-name="T2">- Il current = 1</text:span></text:p>
          <text:p text:style-name="P3"><text:span text:style-name="T2">- Il flag undo viene settato all'indice della versione N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414cm" svg:height="0.749cm" svg:x="8.585cm" svg:y="21.507cm">
          <text:p text:style-name="P1"><text:span text:style-name="T1">N =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21.307cm">
          <text:p text:style-name="P3"><text:span text:style-name="T1">Undo(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23.107cm">
          <text:p text:style-name="P1"><text:span text:style-name="T1">Obj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25.1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26.007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22.136cm">
          <text:p text:style-name="P1"><text:span text:style-name="T1">Obj05 --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1.478cm" svg:y="22.135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23.306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7.156cm" svg:height="3.841cm" svg:x="23.844cm" svg:y="6.516cm">
          <text:p text:style-name="P5"><text:span text:style-name="T3">Altre modifiche per rendere la cancellazione temporanea.</text:span></text:p>
          <text:p text:style-name="P5"><text:span text:style-name="T3"/></text:p>
          <text:p text:style-name="P5"><text:span text:style-name="T3">- Inserire nelle viste view_files, view_multimedias, view_images, solo gli oggetti con current = 1 </text:span></text:p>
          <text:p text:style-name="P5"><text:span text:style-name="T3"><text:s text:c="3"/></text:span><text:span text:style-name="T3">oppure inserire un filtro nel model content e content base. </text:span></text:p>
          <text:p text:style-name="P5"><text:span text:style-name="T3">- Inserire in content_base anche la condizione per filtrare langObjs in base al flag current</text:span></text:p>
          <text:p text:style-name="P5"><text:span text:style-name="T3">- Inserire nella vista view_trees il campo current.</text:span></text:p>
          <text:p text:style-name="P5"><text:span text:style-name="T3"><text:s text:c="2"/></text:span><text:span text:style-name="T3">Aggiungere il filtro per avere solo l'albero degli elementi non cancellati nelle funzioni di prelievo</text:span></text:p>
          <text:p text:style-name="P5"><text:span text:style-name="T3"><text:s text:c="2"/></text:span><text:span text:style-name="T3">di ramificazioni dell'albero.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25cm" svg:height="0.778cm" svg:x="22.941cm" svg:y="10.096cm">
          <text:p text:style-name="P3"><text:span text:style-name="T4">Operazion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25cm" svg:height="0.778cm" svg:x="29.722cm" svg:y="10.096cm">
          <text:p text:style-name="P3"><text:span text:style-name="T4">Oggett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413cm" svg:height="0.778cm" svg:x="37.37cm" svg:y="10.096cm">
          <text:p text:style-name="P3"><text:span text:style-name="T4">Stack versio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0.698cm" svg:x="23.131cm" svg:y="11.911cm">
          <text:p text:style-name="P3"><text:span text:style-name="T2">- Pone current = <text:s/>0 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23.136cm" svg:y="11.166cm">
          <text:p text:style-name="P3"><text:span text:style-name="T1">dele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37.517cm" svg:y="11.566cm">
          <text:p text:style-name="P1"><text:span text:style-name="T1">Obj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37.517cm" svg:y="13.366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37.517cm" svg:y="14.266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07cm" svg:height="0.842cm" svg:x="29.311cm" svg:y="11.865cm">
          <text:p text:style-name="P1"><text:span text:style-name="T1">Obj01(current = 0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37.517cm" svg:y="12.466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46cm" svg:height="1.148cm" svg:x="1.799cm" svg:y="17.952cm">
          <text:p text:style-name="P3"><text:span text:style-name="T2">Con limite stack raggiunto:</text:span></text:p>
          <text:p text:style-name="P3"><text:span text:style-name="T2">- Cancella l'elemento + vecchio (obj02)</text:span></text:p>
          <text:p text:style-name="P3"><text:span text:style-name="T2">- Esegue la modifica come pri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7.407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17.207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17.407cm">
          <text:p text:style-name="P1"><text:span text:style-name="T1">Obj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8.806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7.407cm">
          <text:p text:style-name="P1"><text:span text:style-name="T1">Obj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8.407cm">
          <text:p text:style-name="P1"><text:span text:style-name="T1">Obj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9.3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20.207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76cm" svg:y="24.084cm">
          <text:p text:style-name="P1"><text:span text:style-name="T1">Obj05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578cm" svg:height="0.842cm" svg:x="18.913cm" svg:y="24.062cm">
          <text:p text:style-name="P1"><text:span text:style-name="T1">&lt;-- =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21cm" svg:y="22.12cm">
          <text:p text:style-name="P1"><text:span text:style-name="T1">Obj07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7.156cm" svg:height="5.932cm" svg:x="23.844cm" svg:y="15.417cm">
          <text:p text:style-name="P5"><text:span text:style-name="T3">Versioning dell'albero.</text:span></text:p>
          <text:p text:style-name="P5"><text:span text:style-name="T3">2 possibilità.</text:span></text:p>
          <text:p text:style-name="P5"><text:span text:style-name="T3"/></text:p>
          <text:p text:style-name="P5"><text:span text:style-name="T3">Prima.</text:span></text:p>
          <text:p text:style-name="P5"><text:span text:style-name="T3">Salvataggio di ogni operazione sull'albero e undo di un'operazione alla volta senza la </text:span></text:p>
          <text:p text:style-name="P5"><text:span text:style-name="T3">possibilità di redo.</text:span></text:p>
          <text:p text:style-name="P5"><text:span text:style-name="T3"/></text:p>
          <text:p text:style-name="P5"><text:span text:style-name="T3">Seconda.</text:span></text:p>
          <text:p text:style-name="P5"><text:span text:style-name="T3">Salvataggio come nuova versione dell'albero intero ad ogni gruppo di operazioni, con possibilità </text:span></text:p>
          <text:p text:style-name="P5"><text:span text:style-name="T3">di redo coe sugli oggetti.</text:span></text:p>
          <text:p text:style-name="P5"><text:span text:style-name="T3">Da verifica pesantezza operazione.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14T07:39:59</meta:creation-date>
    <dc:creator>giangi giangi</dc:creator>
    <dc:date>2007-08-10T14:55:29</dc:date>
    <meta:printed-by>giangi giangi</meta:printed-by>
    <meta:print-date>2007-08-09T11:19:03</meta:print-date>
    <dc:language>it-IT</dc:language>
    <meta:editing-cycles>123</meta:editing-cycles>
    <meta:editing-duration>PT15H58M42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